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RRA ESPINOZA VICTOR ALEXAN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17920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6077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A ESPINOZA VICTOR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1792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607 7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1792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2/2021</text:p>
          </table:table-cell>
          <table:table-cell table:style-name="Tabla2.A3" office:value-type="string">
            <text:p text:style-name="P22">8274875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2/2021</text:p>
          </table:table-cell>
          <table:table-cell table:style-name="Tabla2.A4" office:value-type="string">
            <text:p text:style-name="P22">83096484</text:p>
          </table:table-cell>
          <table:table-cell table:style-name="Tabla2.D4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8:30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